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Go Mono" svg:font-family="'Go Mono'" style:font-family-generic="modern" style:font-pitch="fixed"/>
    <style:font-face style:name="Go Mono1" svg:font-family="'Go Mono'" style:font-adornments="Regular" style:font-family-generic="modern" style:font-pitch="fixed"/>
    <style:font-face style:name="Go Mono2" svg:font-family="'Go Mono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Mono CJK JP" svg:font-family="'Noto Sans Mono CJK JP'" style:font-adornments="Regular" style:font-family-generic="swiss" style:font-pitch="variable"/>
    <style:font-face style:name="Noto Sans Mono CJK JP Regular" svg:font-family="'Noto Sans Mono CJK JP Regular'" style:font-family-generic="swiss" style:font-pitch="variable"/>
    <style:font-face style:name="Noto Sans Mono CJK JP Regular1" svg:font-family="'Noto Sans Mono CJK JP Regular'" style:font-adornments="Regular" style:font-family-generic="swiss" style:font-pitch="variable"/>
    <style:font-face style:name="Noto Sans Mono CJK JP Regular2" svg:font-family="'Noto Sans Mono CJK JP Regular'" style:font-adornments="Regular" style:font-family-generic="modern" style:font-pitch="variable"/>
    <style:font-face style:name="Noto Sans Mono CJK JP1" svg:font-family="'Noto Sans Mono CJK JP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ff8000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3.3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4.5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.32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2.0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66cm" fo:min-width="2.04cm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cm" fo:min-width="0cm"/>
      <style:paragraph-properties style:writing-mode="lr-tb"/>
    </style:style>
    <style:style style:name="gr9" style:family="graphic" style:parent-style-name="objectwithoutfill">
      <style:graphic-properties draw:marker-end="Arrowheads_20_2" draw:marker-end-width="0.3cm" draw:fill="none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draw:marker-end="Arrowheads_20_3" draw:marker-end-width="0.3cm" draw:fill="none" draw:textarea-vertical-align="middle"/>
    </style:style>
    <style:style style:name="gr12" style:family="graphic" style:parent-style-name="objectwithoutfill">
      <style:graphic-properties draw:marker-end="" draw:marker-end-width="0.3cm" draw:fill="none" draw:textarea-vertical-align="middle"/>
    </style:style>
    <style:style style:name="gr13" style:family="graphic" style:parent-style-name="objectwithoutfill">
      <style:graphic-properties draw:marker-end="Arrowheads_20_4" draw:marker-end-width="0.3cm" draw:fill="none" draw:textarea-vertical-align="middle"/>
    </style:style>
    <style:style style:name="gr14" style:family="graphic" style:parent-style-name="objectwithoutfill">
      <style:graphic-properties draw:marker-end="Arrowheads_20_5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7cm" fo:min-width="0.42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10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357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766cm" fo:min-width="0.7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7.11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5.505cm"/>
      <style:paragraph-properties style:writing-mode="lr-tb"/>
    </style:style>
    <style:style style:name="gr21" style:family="graphic" style:parent-style-name="standard">
      <style:graphic-properties svg:stroke-color="#ea7500" draw:textarea-horizontal-align="justify" draw:textarea-vertical-align="middle" draw:auto-grow-height="false" fo:min-height="0.766cm" fo:min-width="2.802cm"/>
      <style:paragraph-properties style:writing-mode="lr-tb"/>
    </style:style>
    <style:style style:name="gr22" style:family="graphic" style:parent-style-name="objectwithoutfill">
      <style:graphic-properties draw:marker-end="Arrowheads_20_53" draw:marker-end-width="0.3cm" draw:fill="none"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24" style:family="graphic" style:parent-style-name="objectwithoutfill">
      <style:graphic-properties draw:marker-end="Arrowheads_20_62" draw:marker-end-width="0.3cm" draw:fill="none" draw:textarea-vertical-align="middle"/>
    </style:style>
    <style:style style:name="gr25" style:family="graphic" style:parent-style-name="objectwithoutfill">
      <style:graphic-properties draw:marker-end="Arrowheads_20_63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9cm" fo:min-width="2.203cm"/>
      <style:paragraph-properties style:writing-mode="lr-tb"/>
    </style:style>
    <style:style style:name="gr27" style:family="graphic" style:parent-style-name="objectwithoutfill">
      <style:graphic-properties svg:stroke-width="0.028cm" svg:stroke-color="#ea7500" draw:marker-start-width="0.304cm" draw:marker-end-width="0.304cm" draw:fill="none" draw:textarea-vertical-align="middle" fo:padding-top="0.126cm" fo:padding-bottom="0.126cm" fo:padding-left="0.251cm" fo:padding-right="0.251cm"/>
    </style:style>
    <style:style style:name="gr28" style:family="graphic" style:parent-style-name="objectwithoutfill">
      <style:graphic-properties svg:stroke-width="0.028cm" svg:stroke-color="#ea7500" draw:marker-start-width="0.305cm" draw:marker-end="Arrowheads_20_64" draw:marker-end-width="0.305cm" draw:fill="none" draw:textarea-vertical-align="middle" fo:padding-top="0.127cm" fo:padding-bottom="0.127cm" fo:padding-left="0.252cm" fo:padding-right="0.25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9cm" fo:min-width="2.542cm"/>
      <style:paragraph-properties style:writing-mode="lr-tb"/>
    </style:style>
    <style:style style:name="gr30" style:family="graphic" style:parent-style-name="standard">
      <style:graphic-properties svg:stroke-color="#ea7500" draw:fill-color="#ea7500" draw:textarea-horizontal-align="justify" draw:textarea-vertical-align="middle" draw:auto-grow-height="false" fo:min-height="0cm" fo:min-width="0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2" style:family="graphic" style:parent-style-name="objectwithoutfill">
      <style:graphic-properties svg:stroke-color="#ff8000" draw:marker-end="Arrowheads_20_62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9cm" fo:min-width="1.526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  <style:text-properties style:font-name="Go Mono" fo:font-size="10.5pt" fo:font-style="normal" fo:font-weight="normal" style:font-size-asian="12pt" style:font-size-complex="18pt"/>
    </style:style>
    <style:style style:name="P2" style:family="paragraph">
      <style:paragraph-properties fo:text-align="center" style:writing-mode="lr-tb"/>
      <style:text-properties style:font-name="Go Mono" fo:font-size="10.5pt" fo:font-style="normal" fo:font-weight="normal"/>
    </style:style>
    <style:style style:name="P3" style:family="paragraph">
      <loext:graphic-properties draw:fill="none" draw:fill-color="#ffffff"/>
      <style:paragraph-properties style:writing-mode="lr-tb"/>
      <style:text-properties style:font-name="Go Mono" fo:font-size="10.5pt" fo:font-style="normal" fo:font-weight="normal"/>
    </style:style>
    <style:style style:name="P4" style:family="paragraph">
      <style:paragraph-properties fo:text-align="center" style:writing-mode="lr-tb"/>
      <style:text-properties style:font-name="Go Mono" fo:font-size="10.5pt" fo:font-style="normal" fo:font-weight="normal" style:font-size-asian="12pt" style:font-size-complex="18pt"/>
    </style:style>
    <style:style style:name="P5" style:family="paragraph">
      <loext:graphic-properties draw:fill-color="#000000"/>
      <style:paragraph-properties fo:text-align="center" style:writing-mode="lr-tb"/>
      <style:text-properties style:font-name="Go Mono" fo:font-size="10.5pt" fo:font-style="normal" fo:font-weight="normal" style:font-size-asian="12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style:font-name="Go Mono" fo:font-size="16pt" fo:font-style="normal" fo:font-weight="normal" style:font-size-asian="20pt" style:font-weight-asian="normal" style:font-size-complex="20pt" style:font-weight-complex="normal"/>
    </style:style>
    <style:style style:name="P7" style:family="paragraph">
      <loext:graphic-properties draw:fill="none" draw:fill-color="#ffffff"/>
      <style:paragraph-properties style:writing-mode="lr-tb"/>
      <style:text-properties style:font-name="Go Mono" fo:font-size="10.5pt"/>
    </style:style>
    <style:style style:name="P8" style:family="paragraph">
      <loext:graphic-properties draw:fill="none" draw:fill-color="#ffffff"/>
      <style:paragraph-properties style:writing-mode="lr-tb"/>
      <style:text-properties fo:color="#0f3cd5" loext:opacity="100%" style:font-name="Go Mono" fo:font-size="12pt" fo:font-style="normal" style:text-underline-style="none" fo:font-weight="bold"/>
    </style:style>
    <style:style style:name="P9" style:family="paragraph">
      <loext:graphic-properties draw:fill="none" draw:fill-color="#ffffff"/>
      <style:paragraph-properties style:writing-mode="lr-tb"/>
      <style:text-properties style:font-name="Go Mono" fo:font-size="10.5pt" fo:font-weight="normal"/>
    </style:style>
    <style:style style:name="P10" style:family="paragraph">
      <style:paragraph-properties fo:text-align="center" style:writing-mode="lr-tb"/>
      <style:text-properties fo:color="#ea7500" loext:opacity="100%" style:font-name="Go Mono" fo:font-size="10.5pt" fo:font-style="normal" fo:font-weight="normal"/>
    </style:style>
    <style:style style:name="P11" style:family="paragraph">
      <loext:graphic-properties draw:fill="none"/>
      <style:paragraph-properties fo:text-align="center"/>
      <style:text-properties style:font-name="Go Mono" fo:font-size="10.5pt" fo:font-style="normal" fo:font-weight="normal"/>
    </style:style>
    <style:style style:name="P12" style:family="paragraph">
      <style:paragraph-properties fo:text-align="center"/>
      <style:text-properties style:font-name="Go Mono" fo:font-size="10.5pt" fo:font-style="normal" fo:font-weight="normal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style:font-name="Go Mono" fo:font-size="8pt" fo:font-weight="normal" style:font-size-asian="8pt" style:font-size-complex="8pt"/>
    </style:style>
    <style:style style:name="P15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16" style:family="paragraph">
      <loext:graphic-properties draw:fill="none" draw:fill-color="#ffffff"/>
      <style:paragraph-properties style:writing-mode="lr-tb"/>
      <style:text-properties fo:color="#ea7500" loext:opacity="100%" style:font-name="Go Mono" fo:font-size="8pt" fo:font-weight="normal" style:font-size-asian="8pt" style:font-size-complex="8pt"/>
    </style:style>
    <style:style style:name="P17" style:family="paragraph">
      <loext:graphic-properties draw:fill-color="#ea7500"/>
      <style:paragraph-properties fo:text-align="center" style:writing-mode="lr-tb"/>
      <style:text-properties style:font-name="Go Mono" fo:font-size="10.5pt" fo:font-style="normal" fo:font-weight="normal" style:font-size-asian="12pt" style:font-size-complex="18pt"/>
    </style:style>
    <style:style style:name="P18" style:family="paragraph">
      <style:paragraph-properties fo:text-align="center"/>
    </style:style>
    <style:style style:name="T1" style:family="text">
      <style:text-properties style:font-name="Go Mono" fo:font-size="10.5pt" fo:font-style="normal" fo:font-weight="normal"/>
    </style:style>
    <style:style style:name="T2" style:family="text">
      <style:text-properties style:font-name="Go Mono" fo:font-size="10.5pt" fo:font-style="normal" fo:font-weight="normal" style:font-size-asian="12pt" style:font-size-complex="18pt"/>
    </style:style>
    <style:style style:name="T3" style:family="text">
      <style:text-properties style:font-name="Go Mono" fo:font-size="16pt" fo:font-style="normal" fo:font-weight="normal" style:font-size-asian="20pt" style:font-weight-asian="normal" style:font-size-complex="20pt" style:font-weight-complex="normal"/>
    </style:style>
    <style:style style:name="T4" style:family="text">
      <style:text-properties style:font-name="Go Mono" fo:font-size="10.5pt"/>
    </style:style>
    <style:style style:name="T5" style:family="text">
      <style:text-properties fo:color="#0f3cd5" loext:opacity="100%" style:font-name="Go Mono" fo:font-size="12pt" fo:font-style="normal" style:text-underline-style="none" fo:font-weight="bold"/>
    </style:style>
    <style:style style:name="T6" style:family="text">
      <style:text-properties style:font-name="Go Mono" fo:font-size="10.5pt" fo:font-weight="normal"/>
    </style:style>
    <style:style style:name="T7" style:family="text">
      <style:text-properties fo:color="#ea7500" loext:opacity="100%" style:font-name="Go Mono" fo:font-size="10.5pt" fo:font-style="normal" fo:font-weight="normal"/>
    </style:style>
    <style:style style:name="T8" style:family="text">
      <style:text-properties style:font-name="Go Mono" fo:font-size="8pt" fo:font-weight="normal" style:font-size-asian="8pt" style:font-size-complex="8pt"/>
    </style:style>
    <style:style style:name="T9" style:family="text">
      <style:text-properties fo:font-variant="normal" fo:text-transform="none" fo:color="#ea7500" loext:opacity="100%" style:text-outline="false" style:text-line-through-style="none" style:text-line-through-type="none" style:font-name="Go Mono" fo:font-size="8pt" fo:font-style="normal" fo:text-shadow="none" style:text-underline-style="none" fo:font-weight="normal" style:letter-kerning="true" fo:background-color="transparent" style:font-name-asian="Noto Sans Mono CJK JP Regular1" style:font-size-asian="8pt" style:language-asian="ja" style:country-asian="JP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ea7500" loext:opacity="100%" style:font-name="Go Mono" fo:font-size="8pt" fo:font-weight="normal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621cm" svg:y1="5.445cm" svg:x2="5.446cm" svg:y2="5.445cm">
          <text:p/>
        </draw:line>
        <draw:line draw:style-name="gr1" draw:text-style-name="P1" draw:layer="layout" svg:x1="8.62cm" svg:y1="5.445cm" svg:x2="5.445cm" svg:y2="5.445cm">
          <text:p/>
        </draw:line>
        <draw:custom-shape draw:style-name="gr2" draw:text-style-name="P2" draw:layer="layout" svg:width="3.81cm" svg:height="1.016cm" svg:x="3.54cm" svg:y="3.667cm">
          <text:p text:style-name="P2"><text:span text:style-name="T1">Impact Gen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8cm" svg:height="1.016cm" svg:x="9.89cm" svg:y="3.667cm">
          <text:p text:style-name="P2"><text:span text:style-name="T1">FDN (Batter Side)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823cm" svg:height="0.674cm" svg:x="25.13cm" svg:y="3.794cm">
          <draw:text-box>
            <text:p><text:span text:style-name="T1">Output</text:span></text:p>
          </draw:text-box>
        </draw:frame>
        <draw:custom-shape draw:style-name="gr5" draw:text-style-name="P4" draw:layer="layout" svg:width="2.54cm" svg:height="2.54cm" svg:x="10.526cm" svg:y="14.97cm">
          <text:p text:style-name="P4"><text:span text:style-name="T2">Feedback</text:span></text:p>
          <text:p text:style-name="P4"><text:span text:style-name="T2">Matr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2.54cm" svg:height="1.016cm" svg:x="10.525cm" svg:y="19.542cm">
          <text:p text:style-name="P4"><text:span text:style-name="T2">De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2.54cm" svg:height="1.016cm" svg:x="10.525cm" svg:y="22.082cm">
          <text:p text:style-name="P4"><text:span text:style-name="T2">De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2.54cm" svg:height="1.016cm" svg:x="10.525cm" svg:y="25.892cm">
          <text:p text:style-name="P4"><text:span text:style-name="T2">De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4.809cm" svg:y1="20.05cm" svg:x2="6.968cm" svg:y2="20.05cm">
          <text:p/>
        </draw:line>
        <draw:custom-shape draw:style-name="gr8" draw:text-style-name="P5" draw:layer="layout" svg:width="0.254cm" svg:height="0.254cm" svg:x="5.318cm" svg:y="19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5.445cm" svg:y1="26.4cm" svg:x2="8.239cm" svg:y2="26.4cm">
          <text:p/>
        </draw:line>
        <draw:line draw:style-name="gr9" draw:text-style-name="P1" draw:layer="layout" svg:x1="5.445cm" svg:y1="22.59cm" svg:x2="7.604cm" svg:y2="22.59cm">
          <text:p/>
        </draw:line>
        <draw:line draw:style-name="gr10" draw:text-style-name="P1" draw:layer="layout" svg:x1="5.445cm" svg:y1="20.05cm" svg:x2="5.445cm" svg:y2="23.479cm">
          <text:p/>
        </draw:line>
        <draw:custom-shape draw:style-name="gr8" draw:text-style-name="P5" draw:layer="layout" svg:width="0.254cm" svg:height="0.254cm" svg:x="5.318cm" svg:y="22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5.445cm" svg:y1="25.13cm" svg:x2="5.445cm" svg:y2="26.4cm">
          <text:p/>
        </draw:line>
        <draw:line draw:style-name="gr11" draw:text-style-name="P1" draw:layer="layout" svg:x1="8.621cm" svg:y1="17.256cm" svg:x2="8.62cm" svg:y2="26.019cm">
          <text:p/>
        </draw:line>
        <draw:line draw:style-name="gr11" draw:text-style-name="P1" draw:layer="layout" svg:x1="7.986cm" svg:y1="15.605cm" svg:x2="7.985cm" svg:y2="22.209cm">
          <text:p/>
        </draw:line>
        <draw:line draw:style-name="gr11" draw:text-style-name="P1" draw:layer="layout" svg:x1="7.351cm" svg:y1="15.224cm" svg:x2="7.35cm" svg:y2="19.669cm">
          <text:p/>
        </draw:line>
        <draw:line draw:style-name="gr10" draw:text-style-name="P1" draw:layer="layout" svg:x1="10.526cm" svg:y1="15.224cm" svg:x2="7.351cm" svg:y2="15.224cm">
          <text:p/>
        </draw:line>
        <draw:line draw:style-name="gr10" draw:text-style-name="P1" draw:layer="layout" svg:x1="10.526cm" svg:y1="15.605cm" svg:x2="7.986cm" svg:y2="15.605cm">
          <text:p/>
        </draw:line>
        <draw:line draw:style-name="gr10" draw:text-style-name="P1" draw:layer="layout" svg:x1="10.526cm" svg:y1="17.256cm" svg:x2="8.62cm" svg:y2="17.256cm">
          <text:p/>
        </draw:line>
        <draw:line draw:style-name="gr7" draw:text-style-name="P1" draw:layer="layout" svg:x1="7.731cm" svg:y1="20.05cm" svg:x2="10.525cm" svg:y2="20.05cm">
          <text:p/>
        </draw:line>
        <draw:line draw:style-name="gr9" draw:text-style-name="P1" draw:layer="layout" svg:x1="8.366cm" svg:y1="22.59cm" svg:x2="10.525cm" svg:y2="22.59cm">
          <text:p/>
        </draw:line>
        <draw:line draw:style-name="gr9" draw:text-style-name="P1" draw:layer="layout" svg:x1="9.001cm" svg:y1="26.4cm" svg:x2="10.519cm" svg:y2="26.4cm">
          <text:p/>
        </draw:line>
        <draw:line draw:style-name="gr12" draw:text-style-name="P1" draw:layer="layout" svg:x1="13.065cm" svg:y1="26.4cm" svg:x2="20.685cm" svg:y2="26.4cm">
          <text:p/>
        </draw:line>
        <draw:line draw:style-name="gr7" draw:text-style-name="P1" draw:layer="layout" svg:x1="13.065cm" svg:y1="22.59cm" svg:x2="20.304cm" svg:y2="22.59cm">
          <text:p/>
        </draw:line>
        <draw:line draw:style-name="gr7" draw:text-style-name="P1" draw:layer="layout" svg:x1="13.064cm" svg:y1="20.05cm" svg:x2="20.303cm" svg:y2="20.05cm">
          <text:p/>
        </draw:line>
        <draw:line draw:style-name="gr13" draw:text-style-name="P1" draw:layer="layout" svg:x1="20.685cm" svg:y1="26.4cm" svg:x2="20.685cm" svg:y2="25.13cm">
          <text:p/>
        </draw:line>
        <draw:line draw:style-name="gr13" draw:text-style-name="P1" draw:layer="layout" svg:x1="20.685cm" svg:y1="23.86cm" svg:x2="20.685cm" svg:y2="22.971cm">
          <text:p/>
        </draw:line>
        <draw:line draw:style-name="gr13" draw:text-style-name="P1" draw:layer="layout" svg:x1="20.685cm" svg:y1="22.209cm" svg:x2="20.685cm" svg:y2="20.431cm">
          <text:p/>
        </draw:line>
        <draw:custom-shape draw:style-name="gr8" draw:text-style-name="P5" draw:layer="layout" svg:width="0.254cm" svg:height="0.254cm" svg:x="17.383cm" svg:y="26.2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4cm" svg:height="0.254cm" svg:x="18.653cm" svg:y="22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4cm" svg:height="0.254cm" svg:x="19.288cm" svg:y="19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7.51cm" svg:y1="26.4cm" svg:x2="17.511cm" svg:y2="17.256cm">
          <text:p/>
        </draw:line>
        <draw:line draw:style-name="gr10" draw:text-style-name="P1" draw:layer="layout" svg:x1="18.78cm" svg:y1="22.59cm" svg:x2="18.781cm" svg:y2="15.605cm">
          <text:p/>
        </draw:line>
        <draw:line draw:style-name="gr10" draw:text-style-name="P1" draw:layer="layout" svg:x1="19.415cm" svg:y1="20.05cm" svg:x2="19.416cm" svg:y2="15.224cm">
          <text:p/>
        </draw:line>
        <draw:line draw:style-name="gr14" draw:text-style-name="P1" draw:layer="layout" svg:x1="17.51cm" svg:y1="17.256cm" svg:x2="13.066cm" svg:y2="17.256cm">
          <text:p/>
        </draw:line>
        <draw:line draw:style-name="gr14" draw:text-style-name="P1" draw:layer="layout" svg:x1="18.78cm" svg:y1="15.605cm" svg:x2="13.066cm" svg:y2="15.605cm">
          <text:p/>
        </draw:line>
        <draw:line draw:style-name="gr14" draw:text-style-name="P1" draw:layer="layout" svg:x1="19.415cm" svg:y1="15.224cm" svg:x2="13.066cm" svg:y2="15.224cm">
          <text:p/>
        </draw:line>
        <draw:line draw:style-name="gr14" draw:text-style-name="P1" draw:layer="layout" svg:x1="21.066cm" svg:y1="20.05cm" svg:x2="21.955cm" svg:y2="20.05cm">
          <text:p/>
        </draw:line>
        <draw:frame draw:style-name="gr15" draw:text-style-name="P6" draw:layer="layout" svg:width="0.921cm" svg:height="1.297cm" svg:x="4.963cm" svg:y="23.703cm">
          <draw:text-box>
            <text:p><text:span text:style-name="T3">⋮</text:span></text:p>
          </draw:text-box>
        </draw:frame>
        <draw:frame draw:style-name="gr15" draw:text-style-name="P6" draw:layer="layout" svg:width="0.921cm" svg:height="1.297cm" svg:x="9.477cm" svg:y="15.959cm">
          <draw:text-box>
            <text:p><text:span text:style-name="T3">⋮</text:span></text:p>
          </draw:text-box>
        </draw:frame>
        <draw:frame draw:style-name="gr15" draw:text-style-name="P6" draw:layer="layout" svg:width="0.921cm" svg:height="1.297cm" svg:x="15.82cm" svg:y="15.959cm">
          <draw:text-box>
            <text:p><text:span text:style-name="T3">⋮</text:span></text:p>
          </draw:text-box>
        </draw:frame>
        <draw:frame draw:style-name="gr15" draw:text-style-name="P6" draw:layer="layout" svg:width="0.921cm" svg:height="1.297cm" svg:x="11.434cm" svg:y="23.703cm">
          <draw:text-box>
            <text:p><text:span text:style-name="T3">⋮</text:span></text:p>
          </draw:text-box>
        </draw:frame>
        <draw:frame draw:style-name="gr15" draw:text-style-name="P6" draw:layer="layout" svg:width="0.921cm" svg:height="1.297cm" svg:x="20.292cm" svg:y="23.808cm">
          <draw:text-box>
            <text:p><text:span text:style-name="T3">⋮</text:span></text:p>
          </draw:text-box>
        </draw:frame>
        <draw:frame draw:style-name="gr16" draw:text-style-name="P7" draw:layer="layout" svg:width="1.603cm" svg:height="0.747cm" svg:x="3.159cm" svg:y="19.684cm">
          <draw:text-box>
            <text:p><text:span text:style-name="T4">Input</text:span></text:p>
          </draw:text-box>
        </draw:frame>
        <draw:frame draw:style-name="gr17" draw:text-style-name="P7" draw:layer="layout" svg:width="1.857cm" svg:height="0.747cm" svg:x="21.876cm" svg:y="19.718cm">
          <draw:text-box>
            <text:p><text:span text:style-name="T4">Output</text:span></text:p>
          </draw:text-box>
        </draw:frame>
        <draw:custom-shape draw:style-name="gr18" draw:text-style-name="P4" draw:layer="layout" svg:width="1.27cm" svg:height="1.016cm" svg:x="13.7cm" svg:y="25.892cm">
          <text:p text:style-name="P4"><text:span text:style-name="T2">H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1.27cm" svg:height="1.016cm" svg:x="15.605cm" svg:y="25.892cm">
          <text:p text:style-name="P4"><text:span text:style-name="T2">H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1.27cm" svg:height="1.016cm" svg:x="13.7cm" svg:y="22.082cm">
          <text:p text:style-name="P4"><text:span text:style-name="T2">H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1.27cm" svg:height="1.016cm" svg:x="15.605cm" svg:y="22.082cm">
          <text:p text:style-name="P4"><text:span text:style-name="T2">H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1.27cm" svg:height="1.016cm" svg:x="13.699cm" svg:y="19.542cm">
          <text:p text:style-name="P4"><text:span text:style-name="T2">H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1.27cm" svg:height="1.016cm" svg:x="15.604cm" svg:y="19.542cm">
          <text:p text:style-name="P4"><text:span text:style-name="T2">HP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8" draw:layer="layout" svg:width="7.614cm" svg:height="0.738cm" svg:x="3.53cm" svg:y="13.954cm">
          <draw:text-box>
            <text:p><text:span text:style-name="T5">Feedback Delay Network (FDN)</text:span></text:p>
          </draw:text-box>
        </draw:frame>
        <draw:frame draw:style-name="gr20" draw:text-style-name="P9" draw:layer="layout" svg:width="6.005cm" svg:height="1.097cm" svg:x="13.754cm" svg:y="27.035cm">
          <draw:text-box>
            <text:p><text:span text:style-name="T6">HS: Highshelf (LP in GUI)</text:span></text:p>
            <text:p><text:span text:style-name="T6">HP: Highpass</text:span></text:p>
          </draw:text-box>
        </draw:frame>
        <draw:frame draw:style-name="gr19" draw:text-style-name="P8" draw:layer="layout" svg:width="7.614cm" svg:height="0.738cm" svg:x="3.546cm" svg:y="2.524cm">
          <draw:text-box>
            <text:p><text:span text:style-name="T5">MaybeSnare</text:span></text:p>
          </draw:text-box>
        </draw:frame>
        <draw:custom-shape draw:style-name="gr21" draw:text-style-name="P10" draw:layer="layout" svg:width="3.302cm" svg:height="1.016cm" svg:x="1.508cm" svg:y="15.732cm">
          <text:p text:style-name="P10"><text:span text:style-name="T7">SR Envelope</text:span></text:p>
          <draw:enhanced-geometry svg:viewBox="0 0 21600 21600" draw:type="rectangle" draw:enhanced-path="M 0 0 L 21600 0 21600 21600 0 21600 0 0 Z N"/>
        </draw:custom-shape>
        <draw:line draw:style-name="gr22" draw:text-style-name="P11" draw:layer="layout" svg:x1="14.97cm" svg:y1="4.175cm" svg:x2="18.399cm" svg:y2="4.175cm">
          <text:p/>
        </draw:line>
        <draw:g>
          <draw:custom-shape draw:style-name="gr23" draw:text-style-name="P12" draw:layer="layout" svg:width="0.762cm" svg:height="0.762cm" svg:x="6.968cm" svg:y="19.6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1" draw:layer="layout" svg:x1="7.349cm" svg:y1="19.923cm" svg:x2="7.349cm" svg:y2="20.177cm">
            <text:p/>
          </draw:line>
          <draw:line draw:style-name="gr10" draw:text-style-name="P11" draw:layer="layout" svg:x1="7.476cm" svg:y1="20.05cm" svg:x2="7.222cm" svg:y2="20.05cm">
            <text:p/>
          </draw:line>
        </draw:g>
        <draw:g>
          <draw:custom-shape draw:style-name="gr23" draw:text-style-name="P12" draw:layer="layout" svg:width="0.762cm" svg:height="0.762cm" svg:x="7.604cm" svg:y="2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1" draw:layer="layout" svg:x1="7.985cm" svg:y1="22.463cm" svg:x2="7.985cm" svg:y2="22.717cm">
            <text:p/>
          </draw:line>
          <draw:line draw:style-name="gr10" draw:text-style-name="P11" draw:layer="layout" svg:x1="8.112cm" svg:y1="22.59cm" svg:x2="7.858cm" svg:y2="22.59cm">
            <text:p/>
          </draw:line>
        </draw:g>
        <draw:g>
          <draw:custom-shape draw:style-name="gr23" draw:text-style-name="P12" draw:layer="layout" svg:width="0.762cm" svg:height="0.762cm" svg:x="8.239cm" svg:y="26.0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1" draw:layer="layout" svg:x1="8.62cm" svg:y1="26.273cm" svg:x2="8.62cm" svg:y2="26.527cm">
            <text:p/>
          </draw:line>
          <draw:line draw:style-name="gr10" draw:text-style-name="P11" draw:layer="layout" svg:x1="8.747cm" svg:y1="26.4cm" svg:x2="8.493cm" svg:y2="26.4cm">
            <text:p/>
          </draw:line>
        </draw:g>
        <draw:g>
          <draw:custom-shape draw:style-name="gr23" draw:text-style-name="P12" draw:layer="layout" svg:width="0.762cm" svg:height="0.762cm" svg:x="20.304cm" svg:y="2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1" draw:layer="layout" svg:x1="20.685cm" svg:y1="22.463cm" svg:x2="20.685cm" svg:y2="22.717cm">
            <text:p/>
          </draw:line>
          <draw:line draw:style-name="gr10" draw:text-style-name="P11" draw:layer="layout" svg:x1="20.812cm" svg:y1="22.59cm" svg:x2="20.558cm" svg:y2="22.59cm">
            <text:p/>
          </draw:line>
        </draw:g>
        <draw:g>
          <draw:custom-shape draw:style-name="gr23" draw:text-style-name="P12" draw:layer="layout" svg:width="0.762cm" svg:height="0.762cm" svg:x="20.303cm" svg:y="19.6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1" draw:layer="layout" svg:x1="20.684cm" svg:y1="19.923cm" svg:x2="20.684cm" svg:y2="20.177cm">
            <text:p/>
          </draw:line>
          <draw:line draw:style-name="gr10" draw:text-style-name="P11" draw:layer="layout" svg:x1="20.811cm" svg:y1="20.05cm" svg:x2="20.557cm" svg:y2="20.05cm">
            <text:p/>
          </draw:line>
        </draw:g>
        <draw:line draw:style-name="gr24" draw:text-style-name="P13" draw:layer="layout" svg:x1="7.35cm" svg:y1="4.175cm" svg:x2="8.239cm" svg:y2="4.175cm">
          <text:p/>
        </draw:line>
        <draw:custom-shape draw:style-name="gr8" draw:text-style-name="P5" draw:layer="layout" svg:width="0.254cm" svg:height="0.254cm" svg:x="9.636cm" svg:y="19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3" draw:layer="layout" svg:x1="9.763cm" svg:y1="20.05cm" svg:x2="9.763cm" svg:y2="18.907cm">
          <text:p/>
        </draw:line>
        <draw:line draw:style-name="gr10" draw:text-style-name="P13" draw:layer="layout" svg:x1="9.763cm" svg:y1="18.907cm" svg:x2="11.16cm" svg:y2="18.907cm">
          <text:p/>
        </draw:line>
        <draw:line draw:style-name="gr25" draw:text-style-name="P13" draw:layer="layout" svg:x1="11.16cm" svg:y1="18.907cm" svg:x2="11.16cm" svg:y2="19.542cm">
          <text:p/>
        </draw:line>
        <draw:custom-shape draw:style-name="gr8" draw:text-style-name="P5" draw:layer="layout" svg:width="0.254cm" svg:height="0.254cm" svg:x="9.636cm" svg:y="22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3" draw:layer="layout" svg:x1="9.763cm" svg:y1="22.59cm" svg:x2="9.763cm" svg:y2="21.447cm">
          <text:p/>
        </draw:line>
        <draw:line draw:style-name="gr10" draw:text-style-name="P13" draw:layer="layout" svg:x1="9.763cm" svg:y1="21.447cm" svg:x2="11.16cm" svg:y2="21.447cm">
          <text:p/>
        </draw:line>
        <draw:line draw:style-name="gr25" draw:text-style-name="P13" draw:layer="layout" svg:x1="11.16cm" svg:y1="21.447cm" svg:x2="11.16cm" svg:y2="22.082cm">
          <text:p/>
        </draw:line>
        <draw:custom-shape draw:style-name="gr8" draw:text-style-name="P5" draw:layer="layout" svg:width="0.254cm" svg:height="0.254cm" svg:x="9.636cm" svg:y="26.2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3" draw:layer="layout" svg:x1="9.763cm" svg:y1="26.4cm" svg:x2="9.763cm" svg:y2="25.257cm">
          <text:p/>
        </draw:line>
        <draw:line draw:style-name="gr10" draw:text-style-name="P13" draw:layer="layout" svg:x1="9.763cm" svg:y1="25.257cm" svg:x2="11.16cm" svg:y2="25.257cm">
          <text:p/>
        </draw:line>
        <draw:line draw:style-name="gr25" draw:text-style-name="P13" draw:layer="layout" svg:x1="11.16cm" svg:y1="25.257cm" svg:x2="11.16cm" svg:y2="25.892cm">
          <text:p/>
        </draw:line>
        <draw:frame draw:style-name="gr26" draw:text-style-name="P14" draw:layer="layout" svg:width="2.703cm" svg:height="0.589cm" svg:x="8.838cm" svg:y="24.668cm">
          <draw:text-box>
            <text:p><text:span text:style-name="T8">To Delay Time</text:span></text:p>
          </draw:text-box>
        </draw:frame>
        <draw:frame draw:style-name="gr26" draw:text-style-name="P14" draw:layer="layout" svg:width="2.703cm" svg:height="0.589cm" svg:x="8.62cm" svg:y="20.858cm">
          <draw:text-box>
            <text:p><text:span text:style-name="T8">To Delay Time</text:span></text:p>
          </draw:text-box>
        </draw:frame>
        <draw:frame draw:style-name="gr26" draw:text-style-name="P14" draw:layer="layout" svg:width="2.703cm" svg:height="0.589cm" svg:x="8.62cm" svg:y="18.318cm">
          <draw:text-box>
            <text:p><text:span text:style-name="T8">To Delay Time</text:span></text:p>
          </draw:text-box>
        </draw:frame>
        <draw:line draw:style-name="gr27" draw:text-style-name="P13" draw:layer="layout" svg:x1="6.08cm" svg:y1="18.272cm" svg:x2="12.43cm" svg:y2="18.272cm">
          <text:p/>
        </draw:line>
        <draw:line draw:style-name="gr28" draw:text-style-name="P13" draw:layer="layout" svg:x1="12.43cm" svg:y1="18.272cm" svg:x2="12.43cm" svg:y2="19.542cm">
          <text:p/>
        </draw:line>
        <draw:line draw:style-name="gr28" draw:text-style-name="P13" draw:layer="layout" svg:x1="12.43cm" svg:y1="20.812cm" svg:x2="12.43cm" svg:y2="22.082cm">
          <text:p/>
        </draw:line>
        <draw:line draw:style-name="gr27" draw:text-style-name="P13" draw:layer="layout" svg:x1="6.08cm" svg:y1="20.812cm" svg:x2="12.43cm" svg:y2="20.812cm">
          <text:p/>
        </draw:line>
        <draw:line draw:style-name="gr27" draw:text-style-name="P13" draw:layer="layout" svg:x1="6.08cm" svg:y1="24.622cm" svg:x2="12.43cm" svg:y2="24.622cm">
          <text:p/>
        </draw:line>
        <draw:line draw:style-name="gr28" draw:text-style-name="P13" draw:layer="layout" svg:x1="12.43cm" svg:y1="24.622cm" svg:x2="12.43cm" svg:y2="25.892cm">
          <text:p/>
        </draw:line>
        <draw:line draw:style-name="gr27" draw:text-style-name="P13" draw:layer="layout" svg:x1="6.08cm" svg:y1="16.24cm" svg:x2="6.08cm" svg:y2="24.622cm">
          <text:p/>
        </draw:line>
        <draw:line draw:style-name="gr27" draw:text-style-name="P13" draw:layer="layout" svg:x1="4.81cm" svg:y1="16.24cm" svg:x2="6.08cm" svg:y2="16.24cm">
          <text:p/>
        </draw:line>
        <draw:frame draw:style-name="gr29" draw:text-style-name="P16" draw:layer="layout" svg:width="4.058cm" svg:height="0.589cm" svg:x="12.43cm" svg:y="24.668cm">
          <draw:text-box>
            <text:p text:style-name="P15"><text:span text:style-name="T9">To </text:span><text:span text:style-name="T10">Modulation-&gt;Amount</text:span></text:p>
          </draw:text-box>
        </draw:frame>
        <draw:frame draw:style-name="gr29" draw:text-style-name="P16" draw:layer="layout" svg:width="4.058cm" svg:height="0.589cm" svg:x="12.436cm" svg:y="20.812cm">
          <draw:text-box>
            <text:p text:style-name="P15"><text:span text:style-name="T9">To </text:span><text:span text:style-name="T10">Modulation-&gt;Amount</text:span></text:p>
          </draw:text-box>
        </draw:frame>
        <draw:frame draw:style-name="gr29" draw:text-style-name="P16" draw:layer="layout" svg:width="4.058cm" svg:height="0.589cm" svg:x="12.436cm" svg:y="18.272cm">
          <draw:text-box>
            <text:p><text:span text:style-name="T10">To Modulation-&gt;Amount</text:span></text:p>
          </draw:text-box>
        </draw:frame>
        <draw:custom-shape draw:style-name="gr30" draw:text-style-name="P17" draw:layer="layout" svg:width="0.254cm" svg:height="0.254cm" svg:x="5.953cm" svg:y="20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254cm" svg:height="0.254cm" svg:x="5.953cm" svg:y="18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8" draw:layer="layout" svg:width="0.508cm" svg:height="0.508cm" svg:x="9.509cm" svg:y="19.1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18" draw:layer="layout" svg:width="0.508cm" svg:height="0.508cm" svg:x="9.509cm" svg:y="21.7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18" draw:layer="layout" svg:width="0.508cm" svg:height="0.508cm" svg:x="9.509cm" svg:y="25.5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3.81cm" svg:height="1.016cm" svg:x="20.05cm" svg:y="3.667cm">
          <text:p text:style-name="P2"><text:span text:style-name="T1">2x Down-sampler</text:span></text:p>
          <draw:enhanced-geometry svg:viewBox="0 0 21600 21600" draw:type="rectangle" draw:enhanced-path="M 0 0 L 21600 0 21600 21600 0 21600 0 0 Z N"/>
        </draw:custom-shape>
        <draw:line draw:style-name="gr22" draw:text-style-name="P11" draw:layer="layout" svg:x1="23.86cm" svg:y1="4.175cm" svg:x2="25.13cm" svg:y2="4.175cm">
          <text:p/>
        </draw:line>
        <draw:frame draw:style-name="gr29" draw:text-style-name="P16" draw:layer="layout" svg:width="3.042cm" svg:height="0.903cm" svg:x="1.514cm" svg:y="16.748cm">
          <draw:text-box>
            <text:p><text:span text:style-name="T10">S: Sustain</text:span></text:p>
            <text:p><text:span text:style-name="T10">R: Release</text:span></text:p>
          </draw:text-box>
        </draw:frame>
        <draw:custom-shape draw:style-name="gr3" draw:text-style-name="P2" draw:layer="layout" svg:width="5.08cm" svg:height="1.016cm" svg:x="9.89cm" svg:y="11.287cm">
          <text:p text:style-name="P2"><text:span text:style-name="T1">FDN (Snare Side)</text:span></text:p>
          <draw:enhanced-geometry svg:viewBox="0 0 21600 21600" draw:type="rectangle" draw:enhanced-path="M 0 0 L 21600 0 21600 21600 0 21600 0 0 Z N"/>
        </draw:custom-shape>
        <draw:g>
          <draw:custom-shape draw:style-name="gr23" draw:text-style-name="P12" draw:layer="layout" svg:width="0.762cm" svg:height="0.762cm" svg:x="8.239cm" svg:y="3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1" draw:layer="layout" svg:x1="8.62cm" svg:y1="4.048cm" svg:x2="8.62cm" svg:y2="4.302cm">
            <text:p/>
          </draw:line>
          <draw:line draw:style-name="gr10" draw:text-style-name="P11" draw:layer="layout" svg:x1="8.747cm" svg:y1="4.175cm" svg:x2="8.493cm" svg:y2="4.175cm">
            <text:p/>
          </draw:line>
        </draw:g>
        <draw:custom-shape draw:style-name="gr8" draw:text-style-name="P5" draw:layer="layout" svg:width="0.254cm" svg:height="0.254cm" svg:x="16.113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3" draw:layer="layout" svg:x1="8.62cm" svg:y1="6.207cm" svg:x2="8.62cm" svg:y2="4.556cm">
          <text:p/>
        </draw:line>
        <draw:custom-shape draw:style-name="gr2" draw:text-style-name="P2" draw:layer="layout" svg:width="3.81cm" svg:height="1.016cm" svg:x="6.715cm" svg:y="6.207cm">
          <text:p text:style-name="P2"><text:span text:style-name="T1">Hard Clipper</text:span></text:p>
          <draw:enhanced-geometry svg:viewBox="0 0 21600 21600" draw:type="rectangle" draw:enhanced-path="M 0 0 L 21600 0 21600 21600 0 21600 0 0 Z N"/>
        </draw:custom-shape>
        <draw:line draw:style-name="gr24" draw:text-style-name="P13" draw:layer="layout" svg:x1="8.62cm" svg:y1="11.795cm" svg:x2="8.62cm" svg:y2="7.223cm">
          <text:p/>
        </draw:line>
        <draw:custom-shape draw:style-name="gr31" draw:text-style-name="P18" draw:layer="layout" svg:width="0.508cm" svg:height="0.508cm" svg:x="8.366cm" svg:y="7.73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1" draw:layer="layout" svg:x1="9.89cm" svg:y1="11.795cm" svg:x2="8.62cm" svg:y2="11.795cm">
          <text:p/>
        </draw:line>
        <draw:line draw:style-name="gr24" draw:text-style-name="P13" draw:layer="layout" svg:x1="9.001cm" svg:y1="4.175cm" svg:x2="9.89cm" svg:y2="4.175cm">
          <text:p/>
        </draw:line>
        <draw:custom-shape draw:style-name="gr2" draw:text-style-name="P2" draw:layer="layout" svg:width="3.81cm" svg:height="1.016cm" svg:x="14.335cm" svg:y="8.747cm">
          <text:p text:style-name="P2"><text:span text:style-name="T1">Hard Clipper</text:span></text:p>
          <draw:enhanced-geometry svg:viewBox="0 0 21600 21600" draw:type="rectangle" draw:enhanced-path="M 0 0 L 21600 0 21600 21600 0 21600 0 0 Z N"/>
        </draw:custom-shape>
        <draw:line draw:style-name="gr24" draw:text-style-name="P13" draw:layer="layout" svg:x1="16.24cm" svg:y1="11.795cm" svg:x2="14.97cm" svg:y2="11.795cm">
          <text:p/>
        </draw:line>
        <draw:line draw:style-name="gr10" draw:text-style-name="P1" draw:layer="layout" svg:x1="16.24cm" svg:y1="9.763cm" svg:x2="16.24cm" svg:y2="11.795cm">
          <text:p/>
        </draw:line>
        <draw:line draw:style-name="gr24" draw:text-style-name="P13" draw:layer="layout" svg:x1="16.24cm" svg:y1="4.175cm" svg:x2="16.24cm" svg:y2="8.747cm">
          <text:p/>
        </draw:line>
        <draw:custom-shape draw:style-name="gr31" draw:text-style-name="P18" draw:layer="layout" svg:width="0.508cm" svg:height="0.508cm" draw:transform="rotate (-3.14159265358979) translate (16.494cm 8.239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3.81cm" svg:height="1.016cm" svg:x="3.54cm" svg:y="8.747cm">
          <text:p text:style-name="P2"><text:span text:style-name="T1">Decay Envelo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3" draw:layer="layout" svg:x1="7.858cm" svg:y1="7.985cm" svg:x2="8.366cm" svg:y2="7.985cm">
          <text:p/>
        </draw:line>
        <draw:line draw:style-name="gr10" draw:text-style-name="P1" draw:layer="layout" svg:x1="7.858cm" svg:y1="9.255cm" svg:x2="7.858cm" svg:y2="7.985cm">
          <text:p/>
        </draw:line>
        <draw:line draw:style-name="gr10" draw:text-style-name="P1" draw:layer="layout" svg:x1="7.35cm" svg:y1="9.255cm" svg:x2="12.43cm" svg:y2="9.255cm">
          <text:p/>
        </draw:line>
        <draw:line draw:style-name="gr10" draw:text-style-name="P1" draw:layer="layout" svg:x1="12.43cm" svg:y1="9.255cm" svg:x2="12.43cm" svg:y2="7.985cm">
          <text:p/>
        </draw:line>
        <draw:line draw:style-name="gr24" draw:text-style-name="P13" draw:layer="layout" svg:x1="12.43cm" svg:y1="7.985cm" svg:x2="15.986cm" svg:y2="7.985cm">
          <text:p/>
        </draw:line>
        <draw:custom-shape draw:style-name="gr8" draw:text-style-name="P5" draw:layer="layout" svg:width="0.254cm" svg:height="0.254cm" svg:x="7.731cm" svg:y="9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4cm" svg:height="0.254cm" svg:x="8.493cm" svg:y="5.3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3" draw:layer="layout" svg:x1="5.445cm" svg:y1="5.445cm" svg:x2="5.445cm" svg:y2="8.747cm">
          <text:p/>
        </draw:line>
        <draw:line draw:style-name="gr1" draw:text-style-name="P1" draw:layer="layout" svg:x1="16.24cm" svg:y1="10.525cm" svg:x2="5.445cm" svg:y2="10.525cm">
          <text:p/>
        </draw:line>
        <draw:custom-shape draw:style-name="gr8" draw:text-style-name="P5" draw:layer="layout" svg:width="0.254cm" svg:height="0.254cm" svg:x="16.113cm" svg:y="10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3" draw:layer="layout" svg:x1="5.445cm" svg:y1="10.525cm" svg:x2="5.445cm" svg:y2="9.763cm">
          <text:p/>
        </draw:line>
        <draw:frame draw:style-name="gr33" draw:text-style-name="P16" draw:layer="layout" svg:width="2.026cm" svg:height="0.589cm" svg:x="3.413cm" svg:y="10.19cm">
          <draw:text-box>
            <text:p><text:span text:style-name="T10">Reduction</text:span></text:p>
          </draw:text-box>
        </draw:frame>
        <draw:frame draw:style-name="gr33" draw:text-style-name="P16" draw:layer="layout" svg:width="2.026cm" svg:height="0.589cm" svg:x="3.413cm" svg:y="7.777cm">
          <draw:text-box>
            <text:p><text:span text:style-name="T10">Reduction</text:span></text:p>
          </draw:text-box>
        </draw:frame>
        <draw:frame draw:style-name="gr16" draw:text-style-name="P7" draw:layer="layout" svg:width="6.446cm" svg:height="1.943cm" svg:x="1.889cm" svg:y="11.16cm">
          <draw:text-box>
            <text:p><text:span text:style-name="T4">If absolute amplitude of</text:span></text:p>
            <text:p><text:span text:style-name="T4">`Reduction` signal is over</text:span></text:p>
            <text:p><text:span text:style-name="T4">a threshold, it accelerates</text:span></text:p>
            <text:p><text:span text:style-name="T4">decay.</text:span></text:p>
          </draw:text-box>
        </draw:frame>
        <draw:custom-shape draw:style-name="gr8" draw:text-style-name="P5" draw:layer="layout" svg:width="0.254cm" svg:height="0.254cm" svg:x="8.493cm" svg:y="11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8.62cm" svg:y1="11.795cm" svg:x2="8.62cm" svg:y2="13.065cm">
          <text:p/>
        </draw:line>
        <draw:line draw:style-name="gr24" draw:text-style-name="P13" draw:layer="layout" svg:x1="18.78cm" svg:y1="13.065cm" svg:x2="18.78cm" svg:y2="4.556cm">
          <text:p/>
        </draw:line>
        <draw:g>
          <draw:custom-shape draw:style-name="gr23" draw:text-style-name="P12" draw:layer="layout" svg:width="0.762cm" svg:height="0.762cm" svg:x="18.399cm" svg:y="3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1" draw:layer="layout" svg:x1="18.78cm" svg:y1="4.048cm" svg:x2="18.78cm" svg:y2="4.302cm">
            <text:p/>
          </draw:line>
          <draw:line draw:style-name="gr10" draw:text-style-name="P11" draw:layer="layout" svg:x1="18.907cm" svg:y1="4.175cm" svg:x2="18.653cm" svg:y2="4.175cm">
            <text:p/>
          </draw:line>
        </draw:g>
        <draw:line draw:style-name="gr10" draw:text-style-name="P1" draw:layer="layout" svg:x1="8.62cm" svg:y1="13.065cm" svg:x2="18.78cm" svg:y2="13.065cm">
          <text:p/>
        </draw:line>
        <draw:line draw:style-name="gr22" draw:text-style-name="P11" draw:layer="layout" svg:x1="19.161cm" svg:y1="4.175cm" svg:x2="20.05cm" svg:y2="4.17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Go Mono" svg:font-family="'Go Mono'" style:font-family-generic="modern" style:font-pitch="fixed"/>
    <style:font-face style:name="Go Mono1" svg:font-family="'Go Mono'" style:font-adornments="Regular" style:font-family-generic="modern" style:font-pitch="fixed"/>
    <style:font-face style:name="Go Mono2" svg:font-family="'Go Mono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Mono CJK JP" svg:font-family="'Noto Sans Mono CJK JP'" style:font-adornments="Regular" style:font-family-generic="swiss" style:font-pitch="variable"/>
    <style:font-face style:name="Noto Sans Mono CJK JP Regular" svg:font-family="'Noto Sans Mono CJK JP Regular'" style:font-family-generic="swiss" style:font-pitch="variable"/>
    <style:font-face style:name="Noto Sans Mono CJK JP Regular1" svg:font-family="'Noto Sans Mono CJK JP Regular'" style:font-adornments="Regular" style:font-family-generic="swiss" style:font-pitch="variable"/>
    <style:font-face style:name="Noto Sans Mono CJK JP Regular2" svg:font-family="'Noto Sans Mono CJK JP Regular'" style:font-adornments="Regular" style:font-family-generic="modern" style:font-pitch="variable"/>
    <style:font-face style:name="Noto Sans Mono CJK JP1" svg:font-family="'Noto Sans Mono CJK JP'" style:font-family-generic="swiss" style:font-pitch="variable"/>
    <style:font-face style:name="游ゴシック" svg:font-family="游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53" draw:display-name="Arrowheads 53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3cm" draw:marker-start-center="false" draw:marker-end-width="0.3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Mono CJK JP Regular1" fo:font-family="'Noto Sans Mono CJK JP Regular'" style:font-style-name="Regular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Mono CJK JP Regular1" style:font-family-asian="'Noto Sans Mono CJK JP Regular'" style:font-style-name-asian="Regular" style:font-family-generic-asian="swiss" style:font-pitch-asian="variable" style:font-size-asian="1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Noto Sans Mono CJK JP1" fo:font-family="'Noto Sans Mono CJK JP'" style:font-family-generic="swiss" style:font-pitch="variable" fo:font-size="12pt" style:font-name-asian="Noto Sans Mono CJK JP1" style:font-family-asian="'Noto Sans Mono CJK JP'" style:font-family-generic-asian="swiss" style:font-pitch-asian="variable" style:font-size-asian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Noto Sans Mono CJK JP" fo:font-family="'Noto Sans Mono CJK JP'" style:font-style-name="Regular" style:font-family-generic="swiss" style:font-pitch="variable" fo:font-size="12pt" style:font-name-asian="Noto Sans Mono CJK JP1" style:font-family-asian="'Noto Sans Mono CJK JP'" style:font-family-generic-asian="swiss" style:font-pitch-asian="variable" style:font-size-asian="1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18T11:09:54.818000000</meta:creation-date>
    <meta:editing-duration>PT5H12M54S</meta:editing-duration>
    <meta:editing-cycles>367</meta:editing-cycles>
    <meta:generator>LibreOffice/7.3.2.2$Windows_X86_64 LibreOffice_project/49f2b1bff42cfccbd8f788c8dc32c1c309559be0</meta:generator>
    <dc:title>A4_Landscape</dc:title>
    <dc:date>2022-11-26T00:18:31.301000000</dc:date>
    <meta:document-statistic meta:object-count="155"/>
    <meta:template xlink:type="simple" xlink:actuate="onRequest" xlink:title="A4_Landscape" xlink:href="../../AppData/Roaming/LibreOffice/4/user/template/A4_Landscape.otg" meta:date="2020-08-18T11:09:49.288000000"/>
  </office:meta>
</office:document-meta>
</file>